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font-size="9pt" officeooo:rsid="000f8824" officeooo:paragraph-rsid="000f8824" style:font-size-asian="7.84999990463257pt" style:font-size-complex="9pt"/>
    </style:style>
    <style:style style:name="P2" style:family="paragraph">
      <style:text-properties fo:color="#c9211e" loext:opacity="100%" style:text-outline="true" fo:font-size="18pt" fo:text-shadow="1pt 1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>
      <loext:graphic-properties draw:fill="none" draw:fill-color="#ffffff"/>
      <style:text-properties fo:color="#000000" loext:opacity="100%" loext:color-lum-mod="100%" loext:color-lum-off="0%" style:text-outline="true" fo:font-size="18pt" fo:text-shadow="1pt 1pt" style:text-underline-style="none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44336"/>
    </style:style>
    <style:style style:name="P6" style:family="paragraph">
      <loext:graphic-properties draw:fill-color="#004d40"/>
    </style:style>
    <style:style style:name="P7" style:family="paragraph">
      <style:paragraph-properties style:writing-mode="lr-tb"/>
    </style:style>
    <style:style style:name="P8" style:family="paragraph">
      <loext:graphic-properties draw:fill-color="#eeff41"/>
      <style:paragraph-properties style:writing-mode="lr-tb"/>
    </style:style>
    <style:style style:name="P9" style:family="paragraph">
      <loext:graphic-properties draw:fill-color="#ff6e40"/>
      <style:paragraph-properties style:writing-mode="lr-tb"/>
    </style:style>
    <style:style style:name="P10" style:family="paragraph">
      <loext:graphic-properties draw:fill-color="#729fcf"/>
      <style:paragraph-properties fo:text-align="center"/>
    </style:style>
    <style:style style:name="P11" style:family="paragraph">
      <loext:graphic-properties draw:fill-color="#64ffda"/>
      <style:paragraph-properties style:writing-mode="lr-tb"/>
    </style:style>
    <style:style style:name="P12" style:family="paragraph">
      <loext:graphic-properties draw:fill-color="#4caf50"/>
      <style:paragraph-properties style:writing-mode="lr-tb"/>
    </style:style>
    <style:style style:name="P13" style:family="paragraph">
      <style:paragraph-properties style:writing-mode="lr-tb"/>
      <style:text-properties fo:font-size="12pt"/>
    </style:style>
    <style:style style:name="P14" style:family="paragraph">
      <loext:graphic-properties draw:fill-color="#4caf50"/>
      <style:paragraph-properties style:writing-mode="lr-tb"/>
      <style:text-properties fo:font-size="12pt"/>
    </style:style>
    <style:style style:name="P15" style:family="paragraph">
      <loext:graphic-properties draw:fill-color="#f06292"/>
      <style:paragraph-properties style:writing-mode="lr-tb"/>
      <style:text-properties fo:font-size="12pt"/>
    </style:style>
    <style:style style:name="P16" style:family="paragraph">
      <loext:graphic-properties draw:fill-color="#f06292"/>
      <style:paragraph-properties style:writing-mode="lr-tb"/>
    </style:style>
    <style:style style:name="P17" style:family="paragraph">
      <loext:graphic-properties draw:fill-color="#729fcf"/>
      <style:paragraph-properties style:writing-mode="lr-tb"/>
    </style:style>
    <style:style style:name="P18" style:family="paragraph">
      <loext:graphic-properties draw:fill-color="#004d40"/>
      <style:paragraph-properties style:writing-mode="lr-tb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fo:background-color="#000000"/>
    </style:style>
    <style:style style:name="T3" style:family="text">
      <style:text-properties fo:font-size="12pt"/>
    </style:style>
    <style:style style:name="T4" style:family="text">
      <style:text-properties fo:font-size="10.5pt" style:font-size-asian="10.5pt" style:font-size-complex="10.5pt"/>
    </style:style>
    <style:style style:name="gr1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2811in" fo:min-width="0.1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1043in" fo:min-width="0.2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0366in" fo:min-width="0.10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1661in" fo:min-width="0.0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2465in" fo:min-width="0.0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2791in" fo:min-width="0.0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1646in" fo:min-width="0.04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44336" draw:textarea-horizontal-align="justify" draw:textarea-vertical-align="middle" draw:auto-grow-height="false" fo:min-height="0.4063in" fo:min-width="1.458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fill-color="#f44336" draw:textarea-horizontal-align="justify" draw:textarea-vertical-align="middle" draw:auto-grow-height="false" fo:min-height="0.6874in" fo:min-width="1.208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fill-color="#004d40" draw:textarea-horizontal-align="justify" draw:textarea-vertical-align="middle" draw:auto-grow-height="false" fo:min-height="0.448in" fo:min-width="0.92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0.2602in" fo:min-width="1.23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fill-color="#eeff41" draw:textarea-horizontal-align="justify" draw:textarea-vertical-align="middle" draw:auto-grow-height="false" fo:min-height="0.2398in" fo:min-width="1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fill-color="#eeff41" draw:textarea-horizontal-align="justify" draw:textarea-vertical-align="middle" draw:auto-grow-height="false" fo:min-height="0.2083in" fo:min-width="1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fill-color="#ff6e40" draw:textarea-horizontal-align="justify" draw:textarea-vertical-align="middle" draw:auto-grow-height="false" fo:min-height="0.4898in" fo:min-width="1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fill-color="#ff6e40" draw:textarea-horizontal-align="justify" draw:textarea-vertical-align="middle" draw:auto-grow-height="false" fo:min-height="0.4898in" fo:min-width="1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fill-color="#ff6e40" draw:textarea-horizontal-align="justify" draw:textarea-vertical-align="middle" draw:auto-grow-height="false" fo:min-height="0.5102in" fo:min-width="1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fill-color="#eeff41" draw:textarea-horizontal-align="justify" draw:textarea-vertical-align="middle" draw:auto-grow-height="false" fo:min-height="0.2189in" fo:min-width="1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fill-color="#eeff41" draw:textarea-horizontal-align="justify" draw:textarea-vertical-align="middle" draw:auto-grow-height="false" fo:min-height="0.25in" fo:min-width="1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fill-color="#729fc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fill-color="#64ffda" draw:textarea-horizontal-align="justify" draw:textarea-vertical-align="middle" draw:auto-grow-height="false" fo:min-height="0.4898in" fo:min-width="1.5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fill-color="#4caf50" draw:textarea-horizontal-align="justify" draw:textarea-vertical-align="middle" draw:auto-grow-height="false" fo:min-height="0.9063in" fo:min-width="1.1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fill-color="#4caf50" draw:textarea-horizontal-align="justify" draw:textarea-vertical-align="middle" draw:auto-grow-height="false" fo:min-height="0.25in" fo:min-width="1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fill-color="#4caf50" draw:textarea-horizontal-align="justify" draw:textarea-vertical-align="middle" draw:auto-grow-height="false" fo:min-height="0.2602in" fo:min-width="1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fill-color="#4caf50" draw:textarea-horizontal-align="justify" draw:textarea-vertical-align="middle" draw:auto-grow-height="false" fo:min-height="0.2602in" fo:min-width="1.3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fill-color="#4caf50" draw:textarea-horizontal-align="justify" draw:textarea-vertical-align="middle" draw:auto-grow-height="false" fo:min-height="0.3756in" fo:min-width="1.2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fill-color="#f06292" draw:textarea-horizontal-align="justify" draw:textarea-vertical-align="middle" draw:auto-grow-height="false" fo:min-height="0.948in" fo:min-width="1.0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fill-color="#f06292" draw:textarea-horizontal-align="justify" draw:textarea-vertical-align="middle" draw:auto-grow-height="false" fo:min-height="0.3398in" fo:min-width="1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fill-color="#f06292" draw:textarea-horizontal-align="justify" draw:textarea-vertical-align="middle" draw:auto-grow-height="false" fo:min-height="0.302in" fo:min-width="1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fill-color="#f06292" draw:textarea-horizontal-align="justify" draw:textarea-vertical-align="middle" draw:auto-grow-height="false" fo:min-height="0.3126in" fo:min-width="1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fill-color="#f06292" draw:textarea-horizontal-align="justify" draw:textarea-vertical-align="middle" draw:auto-grow-height="false" fo:min-height="0.2602in" fo:min-width="1.2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fill-color="#729fcf" draw:textarea-horizontal-align="justify" draw:textarea-vertical-align="middle" draw:auto-grow-height="false" fo:min-height="0.3689in" fo:min-width="1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fill-color="#729fcf" draw:textarea-horizontal-align="justify" draw:textarea-vertical-align="middle" draw:auto-grow-height="false" fo:min-height="0.2398in" fo:min-width="1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fill-color="#729fcf" draw:textarea-horizontal-align="justify" draw:textarea-vertical-align="middle" draw:auto-grow-height="false" fo:min-height="0.2291in" fo:min-width="1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fill-color="#729fcf" draw:textarea-horizontal-align="justify" draw:textarea-vertical-align="middle" draw:auto-grow-height="false" fo:min-height="0.948in" fo:min-width="1.0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fill-color="#004d40" draw:textarea-horizontal-align="justify" draw:textarea-vertical-align="middle" draw:auto-grow-height="false" fo:min-height="0.4272in" fo:min-width="1.1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fill-color="#f06292" draw:textarea-horizontal-align="justify" draw:textarea-vertical-align="middle" draw:auto-grow-height="false" fo:min-height="0.3835in" fo:min-width="1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2" draw:style-name="gr38" draw:text-style-name="P16" svg:width="1.313in" svg:height="0.3835in" svg:x="-0.048in" svg:y="3.8925in"><text:p text:style-name="P7"><text:s text:c="3"/>CUSTOMER </text:p><draw:enhanced-geometry svg:viewBox="0 0 21600 21600" draw:type="rectangle" draw:enhanced-path="M 0 0 L 21600 0 21600 21600 0 21600 0 0 Z N"/></draw:custom-shape><draw:custom-shape text:anchor-type="paragraph" draw:z-index="1" draw:name="Shape 5" draw:style-name="gr37" draw:text-style-name="P18" svg:width="1.1567in" svg:height="0.4276in" svg:x="1.8898in" svg:y="3.9965in"><text:p text:style-name="P7"><text:s text:c="5"/>LOGIN</text:p><draw:enhanced-geometry svg:viewBox="0 0 21600 21600" draw:type="rectangle" draw:enhanced-path="M 0 0 L 21600 0 21600 21600 0 21600 0 0 Z N"/></draw:custom-shape><draw:custom-shape text:anchor-type="paragraph" draw:z-index="4" draw:name="Shape 10" draw:style-name="gr34" draw:text-style-name="P17" svg:width="1.2295in" svg:height="0.2398in" svg:x="5.0457in" svg:y="2.2693in"><text:p text:style-name="P7"><text:s text:c="2"/>ADD MENU</text:p><draw:enhanced-geometry svg:viewBox="0 0 21600 21600" draw:type="rectangle" draw:enhanced-path="M 0 0 L 21600 0 21600 21600 0 21600 0 0 Z N"/></draw:custom-shape><draw:custom-shape text:anchor-type="paragraph" draw:z-index="5" draw:name="Shape 1" draw:style-name="gr33" draw:text-style-name="P17" svg:width="1.3024in" svg:height="0.3689in" svg:x="-0.0374in" svg:y="3.4654in"><text:p text:style-name="P7"><text:s text:c="2"/>RESTAURANT 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Shape 9" draw:style-name="gr35" draw:text-style-name="P17" svg:width="1.2189in" svg:height="0.2295in" svg:x="5.0417in" svg:y="1.8528in"><text:p text:style-name="P7"><text:s text:c="6"/>HOME</text:p><draw:enhanced-geometry svg:viewBox="0 0 21600 21600" draw:type="rectangle" draw:enhanced-path="M 0 0 L 21600 0 21600 21600 0 21600 0 0 Z N"/></draw:custom-shape><draw:custom-shape text:anchor-type="paragraph" draw:z-index="6" draw:name="Shape 4" draw:style-name="gr32" draw:text-style-name="P16" svg:width="1.2815in" svg:height="0.2606in" svg:x="5.0252in" svg:y="3.311in"><text:p text:style-name="P7"><text:s text:c="8"/>HOME </text:p><draw:enhanced-geometry svg:viewBox="0 0 21600 21600" draw:type="rectangle" draw:enhanced-path="M 0 0 L 21600 0 21600 21600 0 21600 0 0 Z N"/></draw:custom-shape><draw:custom-shape text:anchor-type="paragraph" draw:z-index="7" draw:name="Shape 12" draw:style-name="gr31" draw:text-style-name="P16" svg:width="1.2504in" svg:height="0.313in" svg:x="5.0563in" svg:y="3.7862in"><text:p text:style-name="P7"><text:s text:c="3"/>MY ORDERS </text:p><draw:enhanced-geometry svg:viewBox="0 0 21600 21600" draw:type="rectangle" draw:enhanced-path="M 0 0 L 21600 0 21600 21600 0 21600 0 0 Z N"/></draw:custom-shape><draw:custom-shape text:anchor-type="paragraph" draw:z-index="8" draw:name="Shape 13" draw:style-name="gr30" draw:text-style-name="P16" svg:width="1.2606in" svg:height="0.3024in" svg:x="5.0772in" svg:y="4.2654in"><text:p text:style-name="P7"><text:s text:c="5"/>MY CART </text:p><draw:enhanced-geometry svg:viewBox="0 0 21600 21600" draw:type="rectangle" draw:enhanced-path="M 0 0 L 21600 0 21600 21600 0 21600 0 0 Z N"/></draw:custom-shape><draw:custom-shape text:anchor-type="paragraph" draw:z-index="9" draw:name="Shape 14" draw:style-name="gr29" draw:text-style-name="P16" svg:width="1.2295in" svg:height="0.3398in" svg:x="5.1083in" svg:y="4.6925in"><text:p text:style-name="P7"><text:s text:c="3"/>MY WALLET 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" draw:name="Shape 7" draw:style-name="gr28" draw:text-style-name="P15" svg:width="1.0323in" svg:height="0.948in" svg:x="3.5772in" svg:y="3.7299in"><text:p text:style-name="P13"><text:span text:style-name="T3"><text:s/></text:span><text:span text:style-name="T3">CUSTOMER</text:span></text:p><text:p text:style-name="P13"><text:span text:style-name="T3"><text:s text:c="5"/></text:span><text:span text:style-name="T3">PAGE</text:span></text:p><draw:enhanced-geometry svg:viewBox="0 0 21600 21600" draw:type="rectangle" draw:enhanced-path="M 0 0 L 21600 0 21600 21600 0 21600 0 0 Z N"/></draw:custom-shape><draw:custom-shape text:anchor-type="paragraph" draw:z-index="11" draw:name="Shape 3" draw:style-name="gr27" draw:text-style-name="P14" svg:width="1.2717in" svg:height="0.376in" svg:x="-0.0165in" svg:y="4.3925in"><text:p text:style-name="P13"><text:span text:style-name="T3"><text:s text:c="4"/></text:span><text:span text:style-name="T3">VENDOR <text:s/></text:span></text:p><draw:enhanced-geometry svg:viewBox="0 0 21600 21600" draw:type="rectangle" draw:enhanced-path="M 0 0 L 21600 0 21600 21600 0 21600 0 0 Z N"/></draw:custom-shape><draw:custom-shape text:anchor-type="paragraph" draw:z-index="12" draw:name="Shape 15" draw:style-name="gr26" draw:text-style-name="P12" svg:width="1.3752in" svg:height="0.2606in" svg:x="5.0457in" svg:y="5.7173in"><text:p text:style-name="P7"><text:s text:c="4"/>MY ORDERS </text:p><draw:enhanced-geometry svg:viewBox="0 0 21600 21600" draw:type="rectangle" draw:enhanced-path="M 0 0 L 21600 0 21600 21600 0 21600 0 0 Z N"/></draw:custom-shape><draw:custom-shape text:anchor-type="paragraph" draw:z-index="13" draw:name="Shape 16" draw:style-name="gr25" draw:text-style-name="P12" svg:width="1.313in" svg:height="0.2606in" svg:x="5.0665in" svg:y="6.2965in"><text:p text:style-name="P7"><text:s text:c="2"/>NEW ORDERS </text:p><draw:enhanced-geometry svg:viewBox="0 0 21600 21600" draw:type="rectangle" draw:enhanced-path="M 0 0 L 21600 0 21600 21600 0 21600 0 0 Z N"/></draw:custom-shape><draw:custom-shape text:anchor-type="paragraph" draw:z-index="15" draw:name="Shape 8" draw:style-name="gr23" draw:text-style-name="P12" svg:width="1.115in" svg:height="0.9067in" svg:x="3.5772in" svg:y="5.9193in"><text:p text:style-name="P7"><text:s text:c="3"/>VENDOR</text:p><text:p text:style-name="P7"><text:s text:c="7"/>PAGE </text:p><draw:enhanced-geometry svg:viewBox="0 0 21600 21600" draw:type="rectangle" draw:enhanced-path="M 0 0 L 21600 0 21600 21600 0 21600 0 0 Z N"/></draw:custom-shape><draw:custom-shape text:anchor-type="paragraph" draw:z-index="16" draw:name="Shape 19" draw:style-name="gr22" draw:text-style-name="P11" svg:width="1.5941in" svg:height="0.4898in" svg:x="6.7228in" svg:y="4.161in"><text:p text:style-name="P7"><text:s text:c="8"/>PAYMENT</text:p><draw:enhanced-geometry svg:viewBox="0 0 21600 21600" draw:mirror-horizontal="false" draw:mirror-vertical="false" draw:type="rectangle" draw:enhanced-path="M 0 0 L 21600 0 21600 21600 0 21600 0 0 Z N"/></draw:custom-shape><draw:polygon text:anchor-type="paragraph" draw:z-index="17" draw:name="Horizontal line 2" draw:style-name="gr21" draw:text-style-name="P10" svg:width="0in" svg:height="0in" svg:x="5.0457in" svg:y="0.5673in" svg:viewBox="0 0 0 0" draw:points="0,0"><text:p/></draw:polygon><draw:custom-shape text:anchor-type="paragraph" draw:z-index="18" draw:name="Shape 23" draw:style-name="gr19" draw:text-style-name="P8" svg:width="1.2504in" svg:height="0.2189in" svg:x="6.9417in" svg:y="2.3299in"><text:p text:style-name="P7"><text:s text:c="2"/>REJECTED </text:p><draw:enhanced-geometry svg:viewBox="0 0 21600 21600" draw:type="rectangle" draw:enhanced-path="M 0 0 L 21600 0 21600 21600 0 21600 0 0 Z N"/></draw:custom-shape><draw:custom-shape text:anchor-type="paragraph" draw:z-index="20" draw:name="Shape 25" draw:style-name="gr19" draw:text-style-name="P8" svg:width="1.2504in" svg:height="0.2189in" svg:x="6.9728in" svg:y="3.0173in"><text:p text:style-name="P7"><text:s/>DELIVERED </text:p><draw:enhanced-geometry svg:viewBox="0 0 21600 21600" draw:type="rectangle" draw:enhanced-path="M 0 0 L 21600 0 21600 21600 0 21600 0 0 Z N"/></draw:custom-shape><draw:custom-shape text:anchor-type="paragraph" draw:z-index="21" draw:name="Shape 26" draw:style-name="gr18" draw:text-style-name="P9" svg:width="1.3232in" svg:height="0.5106in" svg:x="7.0354in" svg:y="5.5134in"><text:p text:style-name="P7"><text:s text:c="5"/>OUT FOR </text:p><text:p text:style-name="P7"><text:s text:c="4"/>DELIVERY </text:p><draw:enhanced-geometry svg:viewBox="0 0 21600 21600" draw:type="rectangle" draw:enhanced-path="M 0 0 L 21600 0 21600 21600 0 21600 0 0 Z N"/></draw:custom-shape><draw:custom-shape text:anchor-type="paragraph" draw:z-index="22" draw:name="Shape 27" draw:style-name="gr17" draw:text-style-name="P9" svg:width="1.3024in" svg:height="0.4898in" svg:x="7.0665in" svg:y="6.3425in"><text:p text:style-name="P7"><text:s text:c="4"/>OUT FOR </text:p><text:p text:style-name="P7"><text:s text:c="7"/>PICKUP </text:p><draw:enhanced-geometry svg:viewBox="0 0 21600 21600" draw:type="rectangle" draw:enhanced-path="M 0 0 L 21600 0 21600 21600 0 21600 0 0 Z N"/></draw:custom-shape><draw:custom-shape text:anchor-type="paragraph" draw:z-index="23" draw:name="Shape 28" draw:style-name="gr16" draw:text-style-name="P9" svg:width="1.2921in" svg:height="0.4898in" svg:x="7.0874in" svg:y="7.1134in"><text:p text:style-name="P7"><text:s text:c="4"/>DELIVERED </text:p><draw:enhanced-geometry svg:viewBox="0 0 21600 21600" draw:type="rectangle" draw:enhanced-path="M 0 0 L 21600 0 21600 21600 0 21600 0 0 Z N"/></draw:custom-shape><draw:custom-shape text:anchor-type="paragraph" draw:z-index="24" draw:name="Shape 22" draw:style-name="gr15" draw:text-style-name="P8" svg:width="1.2921in" svg:height="0.2087in" svg:x="6.9102in" svg:y="2.028in"><text:p text:style-name="P7"><text:s text:c="2"/>PENDING </text:p><draw:enhanced-geometry svg:viewBox="0 0 21600 21600" draw:type="rectangle" draw:enhanced-path="M 0 0 L 21600 0 21600 21600 0 21600 0 0 Z N"/></draw:custom-shape><draw:custom-shape text:anchor-type="paragraph" draw:z-index="25" draw:name="Shape 24" draw:style-name="gr14" draw:text-style-name="P8" svg:width="1.2295in" svg:height="0.2398in" svg:x="6.9626in" svg:y="2.6634in"><text:p text:style-name="P7"><text:s text:c="2"/>CANCELLED </text:p><draw:enhanced-geometry svg:viewBox="0 0 21600 21600" draw:type="rectangle" draw:enhanced-path="M 0 0 L 21600 0 21600 21600 0 21600 0 0 Z N"/></draw:custom-shape><draw:custom-shape text:anchor-type="paragraph" draw:z-index="19" draw:name="Shape 21" draw:style-name="gr20" draw:text-style-name="P8" svg:width="1.2921in" svg:height="0.2504in" svg:x="6.9in" svg:y="1.6425in"><text:p text:style-name="P7"><text:s text:c="2"/>ACCEPTED </text:p><draw:enhanced-geometry svg:viewBox="0 0 21600 21600" draw:type="rectangle" draw:enhanced-path="M 0 0 L 21600 0 21600 21600 0 21600 0 0 Z N"/></draw:custom-shape><draw:custom-shape text:anchor-type="paragraph" draw:z-index="2" draw:name="Shape 6" draw:style-name="gr36" draw:text-style-name="P17" svg:width="1.063in" svg:height="0.948in" svg:x="3.5457in" svg:y="1.8799in"><text:p text:style-name="P7"><text:s/><text:span text:style-name="T4">RESTAURANT</text:span></text:p><text:p text:style-name="P7"><text:span text:style-name="T4"><text:s text:c="8"/></text:span><text:span text:style-name="T4">PAGE</text:span></text:p><draw:enhanced-geometry svg:viewBox="0 0 21600 21600" draw:type="rectangle" draw:enhanced-path="M 0 0 L 21600 0 21600 21600 0 21600 0 0 Z N"/></draw:custom-shape><draw:custom-shape text:anchor-type="paragraph" draw:z-index="14" draw:name="Shape 17" draw:style-name="gr24" draw:text-style-name="P12" svg:width="1.313in" svg:height="0.2504in" svg:x="5.0874in" svg:y="6.8862in"><text:p text:style-name="P7"><text:s text:c="2"/>PENDING ORD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26" draw:name="Line 11" draw:style-name="gr2" draw:text-style-name="P4" svg:x1="4.6083in" svg:y1="2.1921in" svg:x2="5.0563in" svg:y2="1.9839in"><text:p/></draw:line><draw:line text:anchor-type="paragraph" draw:z-index="27" draw:name="Horizontal line 5" draw:style-name="gr2" draw:text-style-name="P4" svg:x1="4.6083in" svg:y1="2.411in" svg:x2="5.0772in" svg:y2="2.411in"><text:p/></draw:line><draw:line text:anchor-type="paragraph" draw:z-index="28" draw:name="Line 12" draw:style-name="gr2" draw:text-style-name="P4" svg:x1="4.6083in" svg:y1="2.5984in" svg:x2="5.1083in" svg:y2="2.8067in"><text:p/></draw:line><draw:custom-shape text:anchor-type="paragraph" draw:z-index="29" draw:name="Shape 11" draw:style-name="gr13" svg:width="1.2398in" svg:height="0.2606in" svg:x="5.0563in" svg:y="2.6339in"><text:p><text:s text:c="2"/>MY ORDERS</text:p><draw:enhanced-geometry svg:viewBox="0 0 21600 21600" draw:type="rectangle" draw:enhanced-path="M 0 0 L 21600 0 21600 21600 0 21600 0 0 Z N"/></draw:custom-shape><draw:custom-shape text:anchor-type="paragraph" draw:z-index="30" draw:name="Shape 18" draw:style-name="gr12" draw:text-style-name="P6" svg:width="0.9276in" svg:height="0.448in" svg:x="9.0374in" svg:y="4.0925in"><text:p><text:s/>LOGOUT</text:p><draw:enhanced-geometry svg:viewBox="0 0 21600 21600" draw:type="rectangle" draw:enhanced-path="M 0 0 L 21600 0 21600 21600 0 21600 0 0 Z N"/></draw:custom-shape><draw:custom-shape text:anchor-type="paragraph" draw:z-index="31" draw:name="Shape 20" draw:style-name="gr11" draw:text-style-name="P5" svg:width="1.2087in" svg:height="0.6878in" svg:x="-0.0272in" svg:y="1.1382in"><text:p><text:s text:c="3"/>WELCOME</text:p><text:p><text:s text:c="7"/>PAGE</text:p><draw:enhanced-geometry svg:viewBox="0 0 21600 21600" draw:type="rectangle" draw:enhanced-path="M 0 0 L 21600 0 21600 21600 0 21600 0 0 Z N"/></draw:custom-shape><draw:custom-shape text:anchor-type="paragraph" draw:z-index="32" draw:name="Shape 29" draw:style-name="gr10" draw:text-style-name="P5" svg:width="1.4587in" svg:height="0.4067in" svg:x="1.5874in" svg:y="1.3217in"><text:p><text:s text:c="3"/>REGISTRATION</text:p><draw:enhanced-geometry svg:viewBox="0 0 21600 21600" draw:type="rectangle" draw:enhanced-path="M 0 0 L 21600 0 21600 21600 0 21600 0 0 Z N"/></draw:custom-shape><draw:line text:anchor-type="paragraph" draw:z-index="33" draw:name="Horizontal line 1" draw:style-name="gr2" draw:text-style-name="P4" svg:x1="6.2957in" svg:y1="2.7654in" svg:x2="6.652in" svg:y2="2.7654in"><text:p/></draw:line><draw:line text:anchor-type="paragraph" draw:z-index="34" draw:name="Line 1" draw:style-name="gr2" draw:text-style-name="P4" svg:x1="6.6209in" svg:y1="1.7134in" svg:x2="6.6311in" svg:y2="3.1299in"><text:p/></draw:line><draw:line text:anchor-type="paragraph" draw:z-index="35" draw:name="Horizontal line 3" draw:style-name="gr2" draw:text-style-name="P4" svg:x1="6.6311in" svg:y1="3.1299in" svg:x2="6.9728in" svg:y2="3.1299in"><text:p/></draw:line><draw:line text:anchor-type="paragraph" draw:z-index="36" draw:name="Line 2" draw:style-name="gr2" draw:text-style-name="P4" svg:x1="6.652in" svg:y1="2.7654in" svg:x2="6.9622in" svg:y2="2.7756in"><text:p/></draw:line><draw:line text:anchor-type="paragraph" draw:z-index="37" draw:name="Horizontal line 7" draw:style-name="gr2" draw:text-style-name="P4" svg:x1="6.6209in" svg:y1="1.7134in" svg:x2="6.9in" svg:y2="1.7134in"><text:p/></draw:line><draw:line text:anchor-type="paragraph" draw:z-index="38" draw:name="Line 3" draw:style-name="gr2" draw:text-style-name="P4" svg:x1="6.6311in" svg:y1="2.1402in" svg:x2="6.9102in" svg:y2="2.1299in"><text:p/></draw:line><draw:line text:anchor-type="paragraph" draw:z-index="39" draw:name="Horizontal line 6" draw:style-name="gr2" draw:text-style-name="P4" svg:x1="6.6209in" svg:y1="2.4425in" svg:x2="6.9417in" svg:y2="2.4425in"><text:p/></draw:line><draw:line text:anchor-type="paragraph" draw:z-index="40" draw:name="Line 4" draw:style-name="gr2" draw:text-style-name="P4" svg:x1="1.1811in" svg:y1="1.4839in" svg:x2="1.5874in" svg:y2="1.4736in"><text:p/></draw:line><draw:line text:anchor-type="paragraph" draw:z-index="41" draw:name="Horizontal line 4" draw:style-name="gr2" draw:text-style-name="P4" svg:x1="1.2646in" svg:y1="4.1717in" svg:x2="1.9335in" svg:y2="4.1717in"><text:p/></draw:line><draw:line text:anchor-type="paragraph" draw:z-index="42" draw:name="Line 5" draw:style-name="gr2" draw:text-style-name="P4" svg:x1="3.0457in" svg:y1="4.1402in" svg:x2="3.5768in" svg:y2="4.1299in"><text:p/></draw:line><draw:line text:anchor-type="paragraph" draw:z-index="43" draw:name="Line 6" draw:style-name="gr2" draw:text-style-name="P4" svg:x1="3.0457in" svg:y1="3.9969in" svg:x2="3.5457in" svg:y2="2.828in"><text:p/></draw:line><draw:line text:anchor-type="paragraph" draw:z-index="44" draw:name="Line 7" draw:style-name="gr2" draw:text-style-name="P4" svg:x1="3.0457in" svg:y1="4.4236in" svg:x2="3.5768in" svg:y2="5.9193in"><text:p/></draw:line><draw:line text:anchor-type="paragraph" draw:z-index="45" draw:name="Line 8" draw:style-name="gr2" draw:text-style-name="P4" svg:x1="1.2547in" svg:y1="4.7681in" svg:x2="1.8894in" svg:y2="4.4236in"><text:p/></draw:line><draw:line text:anchor-type="paragraph" draw:z-index="46" draw:name="Line 9" draw:style-name="gr2" draw:text-style-name="P4" svg:x1="1.2646in" svg:y1="3.4654in" svg:x2="1.8898in" svg:y2="3.9965in"><text:p/></draw:line><draw:line text:anchor-type="paragraph" draw:z-index="47" draw:name="Line 10" draw:style-name="gr2" draw:text-style-name="P4" svg:x1="4.6091in" svg:y1="3.8484in" svg:x2="5.0252in" svg:y2="3.411in"><text:p/></draw:line><draw:line text:anchor-type="paragraph" draw:z-index="48" draw:name="Line 13" draw:style-name="gr2" draw:text-style-name="P4" svg:x1="4.6091in" svg:y1="4.3902in" svg:x2="5.1083in" svg:y2="4.9004in"><text:p/></draw:line><draw:line text:anchor-type="paragraph" draw:z-index="49" draw:name="Line 14" draw:style-name="gr2" draw:text-style-name="P4" svg:x1="4.6091in" svg:y1="4.0256in" svg:x2="5.0563in" svg:y2="3.8484in"><text:p/></draw:line><draw:line text:anchor-type="paragraph" draw:z-index="50" draw:name="Line 15" draw:style-name="gr2" draw:text-style-name="P4" svg:x1="4.6091in" svg:y1="4.2445in" svg:x2="5.0772in" svg:y2="4.4425in"><text:p/></draw:line><draw:line text:anchor-type="paragraph" draw:z-index="51" draw:name="Line 16" draw:style-name="gr2" draw:text-style-name="P4" svg:x1="4.6917in" svg:y1="6.1508in" svg:x2="5.0461in" svg:y2="5.8382in"><text:p/></draw:line><draw:line text:anchor-type="paragraph" draw:z-index="52" draw:name="Line 17" draw:style-name="gr2" draw:text-style-name="P4" svg:x1="4.6917in" svg:y1="6.3795in" svg:x2="5.0669in" svg:y2="6.3693in"><text:p/></draw:line><draw:line text:anchor-type="paragraph" draw:z-index="53" draw:name="Line 18" draw:style-name="gr2" draw:text-style-name="P4" svg:x1="4.6917in" svg:y1="6.5882in" svg:x2="5.0874in" svg:y2="6.9634in"><text:p/></draw:line><draw:line text:anchor-type="paragraph" draw:z-index="54" draw:name="Line 19" draw:style-name="gr2" draw:text-style-name="P4" svg:x1="6.3791in" svg:y1="6.4213in" svg:x2="6.7043in" svg:y2="6.411in"><text:p/></draw:line><draw:line text:anchor-type="paragraph" draw:z-index="55" draw:name="Line 20" draw:style-name="gr2" draw:text-style-name="P4" svg:x1="6.7043in" svg:y1="6.411in" svg:x2="6.7252in" svg:y2="5.2547in"><text:p/></draw:line><draw:line text:anchor-type="paragraph" draw:z-index="56" draw:name="Horizontal line 8" draw:style-name="gr2" draw:text-style-name="P4" svg:x1="6.7043in" svg:y1="5.2547in" svg:x2="7.5689in" svg:y2="5.2547in"><text:p/></draw:line><draw:line text:anchor-type="paragraph" draw:z-index="57" draw:name="Vertical line 1" draw:style-name="gr2" draw:text-style-name="P4" svg:x1="7.5689in" svg:y1="5.2547in" svg:x2="7.5689in" svg:y2="5.513in"><text:p/></draw:line><draw:line text:anchor-type="paragraph" draw:z-index="58" draw:name="Horizontal line 9" draw:style-name="gr2" draw:text-style-name="P4" svg:x1="8.1917in" svg:y1="2.4319in" svg:x2="8.4228in" svg:y2="2.4319in"><text:p/></draw:line><draw:line text:anchor-type="paragraph" draw:z-index="59" draw:name="Line 22" draw:style-name="gr2" draw:text-style-name="P4" svg:x1="8.4228in" svg:y1="2.4319in" svg:x2="8.4331in" svg:y2="4.3591in"><text:p/></draw:line><draw:line text:anchor-type="paragraph" draw:z-index="60" draw:name="Horizontal line 10" draw:style-name="gr2" draw:text-style-name="P4" svg:x1="6.3374in" svg:y1="4.8799in" svg:x2="7.4854in" svg:y2="4.8799in"><text:p/></draw:line><draw:line text:anchor-type="paragraph" draw:z-index="61" draw:name="Vertical line 3" draw:style-name="gr2" draw:text-style-name="P4" svg:x1="7.4854in" svg:y1="4.6508in" svg:x2="7.4854in" svg:y2="4.8799in"><text:p/></draw:line><draw:line text:anchor-type="paragraph" draw:z-index="62" draw:name="Horizontal line 11" draw:style-name="gr2" draw:text-style-name="P4" svg:x1="8.1917in" svg:y1="1.7547in" svg:x2="8.6626in" svg:y2="1.7547in"><text:p/></draw:line><draw:line text:anchor-type="paragraph" draw:z-index="63" draw:name="Line 23" draw:style-name="gr2" draw:text-style-name="P4" svg:x1="8.6626in" svg:y1="1.7547in" svg:x2="8.6728in" svg:y2="5.0882in"><text:p/></draw:line><draw:line text:anchor-type="paragraph" draw:z-index="64" draw:name="Horizontal line 12" draw:style-name="gr2" draw:text-style-name="P4" svg:x1="8.6732in" svg:y1="5.0882in" svg:x2="6.4752in" svg:y2="5.0882in"><text:p/></draw:line><draw:line text:anchor-type="paragraph" draw:z-index="65" draw:name="Line 24" draw:style-name="gr2" draw:text-style-name="P4" svg:x1="6.4748in" svg:y1="5.0882in" svg:x2="6.4646in" svg:y2="6.0984in"><text:p/></draw:line><draw:line text:anchor-type="paragraph" draw:z-index="66" draw:name="Line 25" draw:style-name="gr2" draw:text-style-name="P4" svg:x1="6.4748in" svg:y1="6.0984in" svg:x2="5.7457in" svg:y2="6.1087in"><text:p/></draw:line><draw:line text:anchor-type="paragraph" draw:z-index="67" draw:name="Line 26" draw:style-name="gr2" draw:text-style-name="P4" svg:x1="2.35in" svg:y1="1.728in" svg:x2="2.3398in" svg:y2="3.9008in"><text:p/></draw:line><draw:custom-shape text:anchor-type="paragraph" draw:z-index="68" draw:name="Shape 30" draw:style-name="gr9" svg:width="0.0835in" svg:height="0.1878in" svg:x="5.7457in" svg:y="6.109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9" draw:name="Shape 31" draw:style-name="gr8" svg:width="0.1776in" svg:height="0.3189in" svg:x="7.5791in" svg:y="6.023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0" draw:name="Shape 32" draw:style-name="gr7" svg:width="0.1669in" svg:height="0.2815in" svg:x="7.6102in" svg:y="6.831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1" draw:name="Shape 33" draw:style-name="gr6" svg:width="0.1776in" svg:height="0.1898in" svg:x="2.2457in" svg:y="3.807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2" draw:name="Shape 34" draw:style-name="gr5" svg:width="0.1169in" svg:height="0.0732in" svg:x="8.3165in" svg:y="4.3591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3" draw:name="Shape 35" draw:style-name="gr4" svg:width="0.2421in" svg:height="0.2087in" svg:x="6.3374in" svg:y="4.7654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4" draw:name="Shape 36" draw:style-name="gr3" svg:width="0.3441in" svg:height="0.3213in" svg:x="0.402in" svg:y="0.817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75" draw:name="Line 27" draw:style-name="gr2" draw:text-style-name="P4" svg:x1="4.1417in" svg:y1="6.8256in" svg:x2="4.1728in" svg:y2="7.8382in"><text:p/></draw:line><draw:line text:anchor-type="paragraph" draw:z-index="76" draw:name="Line 28" draw:style-name="gr2" draw:text-style-name="P4" svg:x1="4.1728in" svg:y1="7.8382in" svg:x2="9.4126in" svg:y2="7.828in"><text:p/></draw:line><draw:line text:anchor-type="paragraph" draw:z-index="77" draw:name="Line 29" draw:style-name="gr2" draw:text-style-name="P4" svg:x1="4.0689in" svg:y1="4.678in" svg:x2="4.0791in" svg:y2="5.1091in"><text:p/></draw:line><draw:line text:anchor-type="paragraph" draw:z-index="78" draw:name="Vertical line 2" draw:style-name="gr2" draw:text-style-name="P4" svg:x1="4.0689in" svg:y1="5.0047in" svg:x2="4.0689in" svg:y2="5.2236in"><text:p/></draw:line><draw:line text:anchor-type="paragraph" draw:z-index="79" draw:name="Line 30" draw:style-name="gr2" draw:text-style-name="P4" svg:x1="4.0689in" svg:y1="5.2236in" svg:x2="9.2043in" svg:y2="5.161in"><text:p/></draw:line><draw:line text:anchor-type="paragraph" draw:z-index="80" draw:name="Vertical line 4" draw:style-name="gr2" draw:text-style-name="P4" svg:x1="9.2043in" svg:y1="5.161in" svg:x2="9.2043in" svg:y2="4.5402in"><text:p/></draw:line><draw:line text:anchor-type="paragraph" draw:z-index="81" draw:name="Vertical line 5" draw:style-name="gr2" draw:text-style-name="P4" svg:x1="4.1209in" svg:y1="2.828in" svg:x2="4.1209in" svg:y2="3.1091in"><text:p/></draw:line><draw:line text:anchor-type="paragraph" draw:z-index="82" draw:name="Line 31" draw:style-name="gr2" draw:text-style-name="P4" svg:x1="4.1209in" svg:y1="3.1087in" svg:x2="6.4543in" svg:y2="3.0984in"><text:p/></draw:line><draw:line text:anchor-type="paragraph" draw:z-index="83" draw:name="Line 32" draw:style-name="gr2" draw:text-style-name="P4" svg:x1="6.4543in" svg:y1="3.1091in" svg:x2="6.4646in" svg:y2="3.7134in"><text:p/></draw:line><draw:line text:anchor-type="paragraph" draw:z-index="84" draw:name="Line 33" draw:style-name="gr2" draw:text-style-name="P4" svg:x1="6.4646in" svg:y1="3.7134in" svg:x2="9.1in" svg:y2="3.6925in"><text:p/></draw:line><draw:line text:anchor-type="paragraph" draw:z-index="85" draw:name="Vertical line 6" draw:style-name="gr2" draw:text-style-name="P4" svg:x1="9.1in" svg:y1="3.6925in" svg:x2="9.1in" svg:y2="4.0925in"><text:p/></draw:line><draw:line text:anchor-type="paragraph" draw:z-index="86" draw:name="Vertical line 7" draw:style-name="gr2" draw:text-style-name="P4" svg:x1="0.5898in" svg:y1="0.8177in" svg:x2="0.5898in" svg:y2="0.7134in"><text:p/></draw:line><draw:line text:anchor-type="paragraph" draw:z-index="87" draw:name="Line 35" draw:style-name="gr2" draw:text-style-name="P4" svg:x1="0.5898in" svg:y1="0.7134in" svg:x2="9.465in" svg:y2="0.7343in"><text:p/></draw:line><draw:line text:anchor-type="paragraph" draw:z-index="88" draw:name="Line 21" draw:style-name="gr2" draw:text-style-name="P4" svg:x1="9.4126in" svg:y1="7.8276in" svg:x2="9.4437in" svg:y2="4.5402in"><text:p/></draw:line><draw:line text:anchor-type="paragraph" draw:z-index="89" draw:name="Line 34" draw:style-name="gr2" draw:text-style-name="P4" svg:x1="9.4646in" svg:y1="0.7339in" svg:x2="9.5063in" svg:y2="4.0921in"><text:p/></draw:line><draw:frame text:anchor-type="paragraph" draw:z-index="90" draw:name="Text Frame 1" draw:style-name="gr1" draw:text-style-name="P3" svg:width="9.2504in" svg:height="0.313in" svg:x="0.2457in" svg:y="0.2654in"><draw:text-box><text:p text:style-name="P2"><text:span text:style-name="T1"><text:s text:c="21"/></text:span><text:span text:style-name="T2">FLOWCHART <text:s/>OF <text:s/>CANTEEN <text:s text:c="2"/>MANAGEMENT</text:span></text:p></draw:text-box></draw:frame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0.9in" fo:page-height="9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1T15:35:08.072000000</meta:creation-date>
    <dc:date>2022-11-21T22:29:45.408000000</dc:date>
    <meta:editing-duration>PT3H38M21S</meta:editing-duration>
    <meta:editing-cycles>12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1" meta:word-count="0" meta:character-count="1" meta:non-whitespace-character-count="0"/>
  </office:meta>
</office:document-meta>
</file>